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vertical-align="middle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family="'Courier 10 Pitch'" style:font-pitch="fixed"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color="#ff0000" fo:font-size="10.5pt" style:font-size-asian="10.5pt" style:font-size-complex="10.5pt"/>
    </style:style>
    <style:style style:name="P6" style:family="paragraph">
      <style:text-properties fo:color="#ff0000" fo:font-size="10.5pt" style:font-size-asian="10.5pt" style:font-size-complex="10.5pt"/>
    </style:style>
    <style:style style:name="P7" style:family="paragraph">
      <style:paragraph-properties fo:margin-left="0cm" fo:margin-right="0cm" fo:text-align="start" fo:text-indent="0cm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family="'Courier 10 Pitch'" style:font-pitch="fixed" fo:font-size="10.5pt" style:font-size-asian="10.5pt" style:font-size-complex="10.5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family="'Courier 10 Pitch'" style:font-pitch="fixed" fo:font-size="10.5pt" style:font-size-asian="10.5pt" style:font-size-complex="10.5pt"/>
    </style:style>
    <style:style style:name="T1" style:family="text">
      <style:text-properties fo:font-size="14pt" fo:text-shadow="1pt 1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Courier 10 Pitch'" style:font-pitch="fixed" fo:font-size="14pt" style:font-size-asian="14pt" style:font-size-complex="14pt"/>
    </style:style>
    <style:style style:name="T4" style:family="text">
      <style:text-properties fo:color="#ff0000" fo:font-size="10.5pt" style:font-size-asian="10.5pt" style:font-size-complex="10.5pt"/>
    </style:style>
    <style:style style:name="T5" style:family="text">
      <style:text-properties fo:font-family="'Courier 10 Pitch'" style:font-pitch="fixed" fo:font-size="10.5pt" style:font-size-asian="10.5pt" style:font-size-complex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14.5cm" svg:x="1.77cm" svg:y="2.5cm">
          <text:p text:style-name="P9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87cm" svg:height="2.105cm" svg:x="2.597cm" svg:y="3cm">
          <draw:text-box>
            <text:p text:style-name="P2"><text:span text:style-name="T1">Superblock</text:span></text:p>
            <text:p text:style-name="P2"><text:span text:style-name="T2"><text:s text:c="3"/></text:span><text:span text:style-name="T2">- cbsize</text:span></text:p>
            <text:p text:style-name="P2"><text:span text:style-name="T2"><text:s text:c="3"/></text:span><text:span text:style-name="T2">- ctype</text:span></text:p>
          </draw:text-box>
        </draw:frame>
        <draw:custom-shape draw:style-name="gr3" draw:text-style-name="P1" draw:layer="layout" svg:width="9.5cm" svg:height="14.5cm" svg:x="9.77cm" svg:y="2.5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5cm" svg:height="10.5cm" svg:x="2.27cm" svg:y="6cm">
          <text:p text:style-name="P9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3cm" svg:height="1.487cm" svg:x="2.77cm" svg:y="6.5cm">
          <draw:text-box>
            <text:p text:style-name="P2"><text:span text:style-name="T1">Inode</text:span></text:p>
            <text:p text:style-name="P2"><text:span text:style-name="T2"><text:s text:c="3"/></text:span><text:span text:style-name="T2">- index</text:span></text:p>
          </draw:text-box>
        </draw:frame>
        <draw:custom-shape draw:style-name="gr5" draw:text-style-name="P4" draw:layer="layout" svg:width="2cm" svg:height="4cm" svg:x="3.27cm" svg:y="10.5cm">
          <text:p text:style-name="P4"><text:span text:style-name="T3">i0</text:span></text:p>
          <text:p text:style-name="P4"><text:span text:style-name="T3">i1</text:span></text:p>
          <text:p text:style-name="P4"><text:span text:style-name="T3">i2</text:span></text:p>
          <text:p text:style-name="P4"><text:span text:style-name="T3">i3</text:span></text:p>
          <text:p text:style-name="P4"><text:span text:style-name="T3">i4</text:span></text:p>
          <text:p text:style-name="P4"><text:span text:style-name="T3">i5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1" draw:layer="layout" svg:x1="11.27cm" svg:y1="6.75cm" svg:x2="11.27cm" svg:y2="6.75cm">
          <text:p text:style-name="P9"/>
        </draw:connector>
        <draw:frame draw:style-name="gr7" draw:text-style-name="P5" draw:layer="layout" svg:width="3.796cm" svg:height="0.708cm" svg:x="1.77cm" svg:y="1.792cm">
          <draw:text-box>
            <text:p text:style-name="P5"><text:span text:style-name="T4">File system memory</text:span></text:p>
          </draw:text-box>
        </draw:frame>
        <draw:frame draw:style-name="gr2" draw:text-style-name="P6" draw:layer="layout" svg:width="1.222cm" svg:height="0.708cm" svg:x="9.77cm" svg:y="1.792cm">
          <draw:text-box>
            <text:p text:style-name="P5"><text:span text:style-name="T4">Disk</text:span></text:p>
          </draw:text-box>
        </draw:frame>
        <draw:frame draw:style-name="gr2" draw:text-style-name="P6" draw:layer="layout" svg:width="1.09cm" svg:height="0.708cm" svg:x="2.27cm" svg:y="5.292cm">
          <draw:text-box>
            <text:p text:style-name="P5"><text:span text:style-name="T4">File</text:span></text:p>
          </draw:text-box>
        </draw:frame>
        <draw:custom-shape draw:style-name="gr5" draw:text-style-name="P8" draw:layer="layout" svg:width="6cm" svg:height="9cm" svg:x="11.27cm" svg:y="6.5cm"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27cm" svg:y1="7.5cm" svg:x2="17.27cm" svg:y2="7.5cm">
          <text:p text:style-name="P9"/>
        </draw:line>
        <draw:line draw:style-name="gr8" draw:text-style-name="P1" draw:layer="layout" svg:x1="11.27cm" svg:y1="9cm" svg:x2="17.27cm" svg:y2="9cm">
          <text:p text:style-name="P9"/>
        </draw:line>
        <draw:line draw:style-name="gr8" draw:text-style-name="P1" draw:layer="layout" svg:x1="11.27cm" svg:y1="11cm" svg:x2="17.27cm" svg:y2="11cm">
          <text:p text:style-name="P9"/>
        </draw:line>
        <draw:line draw:style-name="gr8" draw:text-style-name="P1" draw:layer="layout" svg:x1="11.27cm" svg:y1="12cm" svg:x2="17.27cm" svg:y2="12cm">
          <text:p text:style-name="P9"/>
        </draw:line>
        <draw:line draw:style-name="gr8" draw:text-style-name="P1" draw:layer="layout" svg:x1="11.27cm" svg:y1="13cm" svg:x2="17.27cm" svg:y2="13cm">
          <text:p text:style-name="P9"/>
        </draw:line>
        <draw:line draw:style-name="gr8" draw:text-style-name="P1" draw:layer="layout" svg:x1="11.27cm" svg:y1="14.5cm" svg:x2="17.27cm" svg:y2="14.5cm">
          <text:p text:style-name="P9"/>
        </draw:line>
        <draw:frame draw:style-name="gr2" draw:text-style-name="P10" draw:layer="layout" svg:width="5.345cm" svg:height="0.683cm" svg:x="11.27cm" svg:y="6.5cm">
          <draw:text-box>
            <text:p text:style-name="P9"><text:span text:style-name="T5">uncompressed file size</text:span></text:p>
          </draw:text-box>
        </draw:frame>
        <draw:frame draw:style-name="gr2" draw:text-style-name="P10" draw:layer="layout" svg:width="1.603cm" svg:height="0.683cm" svg:x="11.27cm" svg:y="7.5cm">
          <draw:text-box>
            <text:p text:style-name="P9"><text:span text:style-name="T5">index</text:span></text:p>
          </draw:text-box>
        </draw:frame>
        <draw:frame draw:style-name="gr2" draw:text-style-name="P10" draw:layer="layout" svg:width="2.043cm" svg:height="0.683cm" svg:x="11.27cm" svg:y="9cm">
          <draw:text-box>
            <text:p text:style-name="P9"><text:span text:style-name="T5">block 0</text:span></text:p>
          </draw:text-box>
        </draw:frame>
        <draw:frame draw:style-name="gr2" draw:text-style-name="P10" draw:layer="layout" svg:width="2.043cm" svg:height="0.683cm" svg:x="11.27cm" svg:y="11cm">
          <draw:text-box>
            <text:p text:style-name="P9"><text:span text:style-name="T5">block 1</text:span></text:p>
          </draw:text-box>
        </draw:frame>
        <draw:frame draw:style-name="gr2" draw:text-style-name="P10" draw:layer="layout" svg:width="2.043cm" svg:height="0.683cm" svg:x="11.27cm" svg:y="12cm">
          <draw:text-box>
            <text:p text:style-name="P9"><text:span text:style-name="T5">block 2</text:span></text:p>
          </draw:text-box>
        </draw:frame>
        <draw:frame draw:style-name="gr2" draw:text-style-name="P10" draw:layer="layout" svg:width="2.043cm" svg:height="0.683cm" svg:x="11.27cm" svg:y="13cm">
          <draw:text-box>
            <text:p text:style-name="P9"><text:span text:style-name="T5">block 3</text:span></text:p>
          </draw:text-box>
        </draw:frame>
        <draw:frame draw:style-name="gr2" draw:text-style-name="P10" draw:layer="layout" svg:width="2.043cm" svg:height="0.683cm" svg:x="11.227cm" svg:y="14.5cm">
          <draw:text-box>
            <text:p text:style-name="P9"><text:span text:style-name="T5">block 4</text:span></text:p>
          </draw:text-box>
        </draw:frame>
        <draw:line draw:style-name="gr8" draw:text-style-name="P1" draw:layer="layout" svg:x1="5.27cm" svg:y1="11cm" svg:x2="8.27cm" svg:y2="11cm">
          <text:p text:style-name="P9"/>
        </draw:line>
        <draw:line draw:style-name="gr8" draw:text-style-name="P1" draw:layer="layout" svg:x1="8.27cm" svg:y1="11cm" svg:x2="8.27cm" svg:y2="9.5cm">
          <text:p text:style-name="P9"/>
        </draw:line>
        <draw:line draw:style-name="gr6" draw:text-style-name="P1" draw:layer="layout" svg:x1="8.27cm" svg:y1="9.5cm" svg:x2="10.77cm" svg:y2="9.5cm">
          <text:p text:style-name="P9"/>
        </draw:line>
        <draw:line draw:style-name="gr8" draw:text-style-name="P1" draw:layer="layout" svg:x1="5.27cm" svg:y1="11.5cm" svg:x2="8.77cm" svg:y2="11.5cm">
          <text:p text:style-name="P9"/>
        </draw:line>
        <draw:line draw:style-name="gr6" draw:text-style-name="P1" draw:layer="layout" svg:x1="8.77cm" svg:y1="11.5cm" svg:x2="10.77cm" svg:y2="11.5cm">
          <text:p text:style-name="P9"/>
        </draw:line>
        <draw:line draw:style-name="gr6" draw:text-style-name="P1" draw:layer="layout" svg:x1="8.27cm" svg:y1="12.5cm" svg:x2="10.77cm" svg:y2="12.5cm">
          <text:p text:style-name="P9"/>
        </draw:line>
        <draw:line draw:style-name="gr8" draw:text-style-name="P1" draw:layer="layout" svg:x1="5.27cm" svg:y1="12cm" svg:x2="8.27cm" svg:y2="12cm">
          <text:p text:style-name="P9"/>
        </draw:line>
        <draw:line draw:style-name="gr8" draw:text-style-name="P1" draw:layer="layout" svg:x1="8.27cm" svg:y1="12.5cm" svg:x2="8.27cm" svg:y2="12cm">
          <text:p text:style-name="P9"/>
        </draw:line>
        <draw:frame draw:style-name="gr9" draw:text-style-name="P9" draw:layer="layout" svg:width="2.5cm" svg:height="1.038cm" svg:x="8.27cm" svg:y="13.5cm">
          <draw:text-box>
            <text:p text:style-name="P9"/>
          </draw:text-box>
        </draw:frame>
        <draw:line draw:style-name="gr6" draw:text-style-name="P1" draw:layer="layout" svg:x1="8.27cm" svg:y1="13.5cm" svg:x2="10.77cm" svg:y2="13.5cm">
          <text:p text:style-name="P9"/>
        </draw:line>
        <draw:line draw:style-name="gr8" draw:text-style-name="P1" draw:layer="layout" svg:x1="5.27cm" svg:y1="13cm" svg:x2="8.27cm" svg:y2="13cm">
          <text:p text:style-name="P9"/>
        </draw:line>
        <draw:line draw:style-name="gr8" draw:text-style-name="P1" draw:layer="layout" svg:x1="8.27cm" svg:y1="13cm" svg:x2="8.27cm" svg:y2="13.5cm">
          <text:p text:style-name="P9"/>
        </draw:line>
        <draw:line draw:style-name="gr6" draw:text-style-name="P1" draw:layer="layout" svg:x1="7.77cm" svg:y1="15cm" svg:x2="10.77cm" svg:y2="15cm">
          <text:p text:style-name="P9"/>
        </draw:line>
        <draw:line draw:style-name="gr8" draw:text-style-name="P1" draw:layer="layout" svg:x1="5.27cm" svg:y1="13.5cm" svg:x2="7.77cm" svg:y2="13.5cm">
          <text:p text:style-name="P9"/>
        </draw:line>
        <draw:line draw:style-name="gr8" draw:text-style-name="P1" draw:layer="layout" svg:x1="7.77cm" svg:y1="13.5cm" svg:x2="7.77cm" svg:y2="15cm">
          <text:p text:style-name="P9"/>
        </draw:line>
        <draw:line draw:style-name="gr8" draw:text-style-name="P1" draw:layer="layout" svg:x1="5.27cm" svg:y1="7.5cm" svg:x2="6.27cm" svg:y2="7.5cm">
          <text:p text:style-name="P9"/>
        </draw:line>
        <draw:line draw:style-name="gr8" draw:text-style-name="P1" draw:layer="layout" svg:x1="6.27cm" svg:y1="9.5cm" svg:x2="6.27cm" svg:y2="7.5cm">
          <text:p text:style-name="P9"/>
        </draw:line>
        <draw:line draw:style-name="gr8" draw:text-style-name="P1" draw:layer="layout" svg:x1="4.27cm" svg:y1="9.5cm" svg:x2="6.27cm" svg:y2="9.5cm">
          <text:p text:style-name="P9"/>
        </draw:line>
        <draw:line draw:style-name="gr6" draw:text-style-name="P1" draw:layer="layout" svg:x1="4.27cm" svg:y1="9.5cm" svg:x2="4.27cm" svg:y2="10.5cm">
          <text:p text:style-name="P9"/>
        </draw:line>
        <draw:line draw:style-name="gr8" draw:text-style-name="P1" draw:layer="layout" svg:x1="5.27cm" svg:y1="14cm" svg:x2="7.27cm" svg:y2="14cm">
          <text:p text:style-name="P9"/>
        </draw:line>
        <draw:line draw:style-name="gr8" draw:text-style-name="P1" draw:layer="layout" svg:x1="7.27cm" svg:y1="16cm" svg:x2="7.27cm" svg:y2="14cm">
          <text:p text:style-name="P9"/>
        </draw:line>
        <draw:line draw:style-name="gr6" draw:text-style-name="P1" draw:layer="layout" svg:x1="7.27cm" svg:y1="16cm" svg:x2="10.77cm" svg:y2="16cm">
          <text:p text:style-name="P9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70%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onathan Livingston</meta:initial-creator>
    <meta:creation-date>2008-05-31T09:48:48</meta:creation-date>
    <dc:creator>Jonathan Livingston</dc:creator>
    <dc:date>2008-05-31T10:47:02</dc:date>
    <meta:editing-cycles>2</meta:editing-cycles>
    <meta:editing-duration>PT10M29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